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PRODUCT(ORG.LIBREOFFICE.RAWSUBTRACT([.D313];60);5);12)" office:value-type="float" office:value="-25" calcext:value-type="float">
            <text:p>-25</text:p>
          </table:table-cell>
          <table:table-cell table:style-name="ce63" table:formula="of:=IF([.E313]&lt;=20;&quot;Very Low&quot;;IF([.E313]&lt;=34;&quot;Low&quot;;IF([.E313]&lt;=45;&quot;A Little Low&quot;;IF([.E313]&lt;55;&quot;Average&quot;;IF([.E313]&lt;65;&quot;A Little High&quot;;IF([.E313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0" calcext:value-type="float">
            <text:p>0</text:p>
          </table:table-cell>
          <table:table-cell table:style-name="ce5" table:formula="of:=QUOTIENT(PRODUCT(5;ORG.LIBREOFFICE.RAWSUBTRACT( [.D314];10));2)" office:value-type="float" office:value="-25" calcext:value-type="float">
            <text:p>-25</text:p>
          </table:table-cell>
          <table:table-cell table:style-name="ce64" table:formula="of:=IF([.E314]&lt;=20;&quot;Very Low&quot;;IF([.E314]&lt;=34;&quot;Low&quot;;IF([.E314]&lt;=45;&quot;A Little Low&quot;;IF([.E314]&lt;55;&quot;Average&quot;;IF([.E314]&lt;65;&quot;A Little High&quot;;IF([.E314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0" calcext:value-type="float">
            <text:p>0</text:p>
          </table:table-cell>
          <table:table-cell table:style-name="ce5" table:formula="of:=QUOTIENT(PRODUCT(5;ORG.LIBREOFFICE.RAWSUBTRACT( [.D315];10));2)" office:value-type="float" office:value="-25" calcext:value-type="float">
            <text:p>-25</text:p>
          </table:table-cell>
          <table:table-cell table:style-name="ce64" table:formula="of:=IF([.E315]&lt;=20;&quot;Very Low&quot;;IF([.E315]&lt;=34;&quot;Low&quot;;IF([.E315]&lt;=45;&quot;A Little Low&quot;;IF([.E315]&lt;55;&quot;Average&quot;;IF([.E315]&lt;65;&quot;A Little High&quot;;IF([.E315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QUOTIENT(PRODUCT(5;ORG.LIBREOFFICE.RAWSUBTRACT( [.D316];10));2)" office:value-type="float" office:value="-25" calcext:value-type="float">
            <text:p>-25</text:p>
          </table:table-cell>
          <table:table-cell table:style-name="ce64" table:formula="of:=IF([.E316]&lt;=20;&quot;Very Low&quot;;IF([.E316]&lt;=34;&quot;Low&quot;;IF([.E316]&lt;=45;&quot;A Little Low&quot;;IF([.E316]&lt;55;&quot;Average&quot;;IF([.E316]&lt;65;&quot;A Little High&quot;;IF([.E316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0" calcext:value-type="float">
            <text:p>0</text:p>
          </table:table-cell>
          <table:table-cell table:style-name="ce5" table:formula="of:=QUOTIENT(PRODUCT(5;ORG.LIBREOFFICE.RAWSUBTRACT( [.D317];10));2)" office:value-type="float" office:value="-25" calcext:value-type="float">
            <text:p>-25</text:p>
          </table:table-cell>
          <table:table-cell table:style-name="ce64" table:formula="of:=IF([.E317]&lt;=20;&quot;Very Low&quot;;IF([.E317]&lt;=34;&quot;Low&quot;;IF([.E317]&lt;=45;&quot;A Little Low&quot;;IF([.E317]&lt;55;&quot;Average&quot;;IF([.E317]&lt;65;&quot;A Little High&quot;;IF([.E317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0" calcext:value-type="float">
            <text:p>0</text:p>
          </table:table-cell>
          <table:table-cell table:style-name="ce5" table:formula="of:=QUOTIENT(PRODUCT(5;ORG.LIBREOFFICE.RAWSUBTRACT( [.D318];10));2)" office:value-type="float" office:value="-25" calcext:value-type="float">
            <text:p>-25</text:p>
          </table:table-cell>
          <table:table-cell table:style-name="ce64" table:formula="of:=IF([.E318]&lt;=20;&quot;Very Low&quot;;IF([.E318]&lt;=34;&quot;Low&quot;;IF([.E318]&lt;=45;&quot;A Little Low&quot;;IF([.E318]&lt;55;&quot;Average&quot;;IF([.E318]&lt;65;&quot;A Little High&quot;;IF([.E318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0" calcext:value-type="float">
            <text:p>0</text:p>
          </table:table-cell>
          <table:table-cell table:style-name="ce5" table:formula="of:=QUOTIENT(PRODUCT(5;ORG.LIBREOFFICE.RAWSUBTRACT( [.D319];10));2)" office:value-type="float" office:value="-25" calcext:value-type="float">
            <text:p>-25</text:p>
          </table:table-cell>
          <table:table-cell table:style-name="ce64" table:formula="of:=IF([.E319]&lt;=20;&quot;Very Low&quot;;IF([.E319]&lt;=34;&quot;Low&quot;;IF([.E319]&lt;=45;&quot;A Little Low&quot;;IF([.E319]&lt;55;&quot;Average&quot;;IF([.E319]&lt;65;&quot;A Little High&quot;;IF([.E319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1" table:formula="of:=QUOTIENT(PRODUCT(ORG.LIBREOFFICE.RAWSUBTRACT([.D321];60);5);12)" office:value-type="float" office:value="-25" calcext:value-type="float">
            <text:p>-25</text:p>
          </table:table-cell>
          <table:table-cell table:style-name="ce63" table:formula="of:=IF([.E321]&lt;=20;&quot;Very Low&quot;;IF([.E321]&lt;=34;&quot;Low&quot;;IF([.E321]&lt;=45;&quot;A Little Low&quot;;IF([.E321]&lt;55;&quot;Average&quot;;IF([.E321]&lt;65;&quot;A Little High&quot;;IF([.E321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0" calcext:value-type="float">
            <text:p>0</text:p>
          </table:table-cell>
          <table:table-cell table:style-name="ce5" table:formula="of:=QUOTIENT(PRODUCT(5;ORG.LIBREOFFICE.RAWSUBTRACT( [.D322];10));2)" office:value-type="float" office:value="-25" calcext:value-type="float">
            <text:p>-25</text:p>
          </table:table-cell>
          <table:table-cell table:style-name="ce64" table:formula="of:=IF([.E322]&lt;=20;&quot;Very Low&quot;;IF([.E322]&lt;=34;&quot;Low&quot;;IF([.E322]&lt;=45;&quot;A Little Low&quot;;IF([.E322]&lt;55;&quot;Average&quot;;IF([.E322]&lt;65;&quot;A Little High&quot;;IF([.E322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0" calcext:value-type="float">
            <text:p>0</text:p>
          </table:table-cell>
          <table:table-cell table:style-name="ce5" table:formula="of:=QUOTIENT(PRODUCT(5;ORG.LIBREOFFICE.RAWSUBTRACT( [.D323];10));2)" office:value-type="float" office:value="-25" calcext:value-type="float">
            <text:p>-25</text:p>
          </table:table-cell>
          <table:table-cell table:style-name="ce64" table:formula="of:=IF([.E323]&lt;=20;&quot;Very Low&quot;;IF([.E323]&lt;=34;&quot;Low&quot;;IF([.E323]&lt;=45;&quot;A Little Low&quot;;IF([.E323]&lt;55;&quot;Average&quot;;IF([.E323]&lt;65;&quot;A Little High&quot;;IF([.E323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0" calcext:value-type="float">
            <text:p>0</text:p>
          </table:table-cell>
          <table:table-cell table:style-name="ce5" table:formula="of:=QUOTIENT(PRODUCT(5;ORG.LIBREOFFICE.RAWSUBTRACT( [.D324];10));2)" office:value-type="float" office:value="-25" calcext:value-type="float">
            <text:p>-25</text:p>
          </table:table-cell>
          <table:table-cell table:style-name="ce64" table:formula="of:=IF([.E324]&lt;=20;&quot;Very Low&quot;;IF([.E324]&lt;=34;&quot;Low&quot;;IF([.E324]&lt;=45;&quot;A Little Low&quot;;IF([.E324]&lt;55;&quot;Average&quot;;IF([.E324]&lt;65;&quot;A Little High&quot;;IF([.E324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0" calcext:value-type="float">
            <text:p>0</text:p>
          </table:table-cell>
          <table:table-cell table:style-name="ce5" table:formula="of:=QUOTIENT(PRODUCT(5;ORG.LIBREOFFICE.RAWSUBTRACT( [.D325];10));2)" office:value-type="float" office:value="-25" calcext:value-type="float">
            <text:p>-25</text:p>
          </table:table-cell>
          <table:table-cell table:style-name="ce64" table:formula="of:=IF([.E325]&lt;=20;&quot;Very Low&quot;;IF([.E325]&lt;=34;&quot;Low&quot;;IF([.E325]&lt;=45;&quot;A Little Low&quot;;IF([.E325]&lt;55;&quot;Average&quot;;IF([.E325]&lt;65;&quot;A Little High&quot;;IF([.E325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0" calcext:value-type="float">
            <text:p>0</text:p>
          </table:table-cell>
          <table:table-cell table:style-name="ce5" table:formula="of:=QUOTIENT(PRODUCT(5;ORG.LIBREOFFICE.RAWSUBTRACT( [.D326];10));2)" office:value-type="float" office:value="-25" calcext:value-type="float">
            <text:p>-25</text:p>
          </table:table-cell>
          <table:table-cell table:style-name="ce64" table:formula="of:=IF([.E326]&lt;=20;&quot;Very Low&quot;;IF([.E326]&lt;=34;&quot;Low&quot;;IF([.E326]&lt;=45;&quot;A Little Low&quot;;IF([.E326]&lt;55;&quot;Average&quot;;IF([.E326]&lt;65;&quot;A Little High&quot;;IF([.E326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0" calcext:value-type="float">
            <text:p>0</text:p>
          </table:table-cell>
          <table:table-cell table:style-name="ce5" table:formula="of:=QUOTIENT(PRODUCT(5;ORG.LIBREOFFICE.RAWSUBTRACT( [.D327];10));2)" office:value-type="float" office:value="-25" calcext:value-type="float">
            <text:p>-25</text:p>
          </table:table-cell>
          <table:table-cell table:style-name="ce64" table:formula="of:=IF([.E327]&lt;=20;&quot;Very Low&quot;;IF([.E327]&lt;=34;&quot;Low&quot;;IF([.E327]&lt;=45;&quot;A Little Low&quot;;IF([.E327]&lt;55;&quot;Average&quot;;IF([.E327]&lt;65;&quot;A Little High&quot;;IF([.E327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0" calcext:value-type="float">
            <text:p>0</text:p>
          </table:table-cell>
          <table:table-cell table:style-name="ce31" table:formula="of:=QUOTIENT(PRODUCT(ORG.LIBREOFFICE.RAWSUBTRACT([.D329];60);5);12)" office:value-type="float" office:value="-25" calcext:value-type="float">
            <text:p>-25</text:p>
          </table:table-cell>
          <table:table-cell table:style-name="ce63" table:formula="of:=IF([.E329]&lt;=20;&quot;Very Low&quot;;IF([.E329]&lt;=34;&quot;Low&quot;;IF([.E329]&lt;=45;&quot;A Little Low&quot;;IF([.E329]&lt;55;&quot;Average&quot;;IF([.E329]&lt;65;&quot;A Little High&quot;;IF([.E329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0" calcext:value-type="float">
            <text:p>0</text:p>
          </table:table-cell>
          <table:table-cell table:style-name="ce5" table:formula="of:=QUOTIENT(PRODUCT(5;ORG.LIBREOFFICE.RAWSUBTRACT( [.D330];10));2)" office:value-type="float" office:value="-25" calcext:value-type="float">
            <text:p>-25</text:p>
          </table:table-cell>
          <table:table-cell table:style-name="ce64" table:formula="of:=IF([.E330]&lt;=20;&quot;Very Low&quot;;IF([.E330]&lt;=34;&quot;Low&quot;;IF([.E330]&lt;=45;&quot;A Little Low&quot;;IF([.E330]&lt;55;&quot;Average&quot;;IF([.E330]&lt;65;&quot;A Little High&quot;;IF([.E330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0" calcext:value-type="float">
            <text:p>0</text:p>
          </table:table-cell>
          <table:table-cell table:style-name="ce5" table:formula="of:=QUOTIENT(PRODUCT(5;ORG.LIBREOFFICE.RAWSUBTRACT( [.D331];10));2)" office:value-type="float" office:value="-25" calcext:value-type="float">
            <text:p>-25</text:p>
          </table:table-cell>
          <table:table-cell table:style-name="ce64" table:formula="of:=IF([.E331]&lt;=20;&quot;Very Low&quot;;IF([.E331]&lt;=34;&quot;Low&quot;;IF([.E331]&lt;=45;&quot;A Little Low&quot;;IF([.E331]&lt;55;&quot;Average&quot;;IF([.E331]&lt;65;&quot;A Little High&quot;;IF([.E331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0" calcext:value-type="float">
            <text:p>0</text:p>
          </table:table-cell>
          <table:table-cell table:style-name="ce5" table:formula="of:=QUOTIENT(PRODUCT(5;ORG.LIBREOFFICE.RAWSUBTRACT( [.D332];10));2)" office:value-type="float" office:value="-25" calcext:value-type="float">
            <text:p>-25</text:p>
          </table:table-cell>
          <table:table-cell table:style-name="ce64" table:formula="of:=IF([.E332]&lt;=20;&quot;Very Low&quot;;IF([.E332]&lt;=34;&quot;Low&quot;;IF([.E332]&lt;=45;&quot;A Little Low&quot;;IF([.E332]&lt;55;&quot;Average&quot;;IF([.E332]&lt;65;&quot;A Little High&quot;;IF([.E332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0" calcext:value-type="float">
            <text:p>0</text:p>
          </table:table-cell>
          <table:table-cell table:style-name="ce5" table:formula="of:=QUOTIENT(PRODUCT(5;ORG.LIBREOFFICE.RAWSUBTRACT( [.D333];10));2)" office:value-type="float" office:value="-25" calcext:value-type="float">
            <text:p>-25</text:p>
          </table:table-cell>
          <table:table-cell table:style-name="ce64" table:formula="of:=IF([.E333]&lt;=20;&quot;Very Low&quot;;IF([.E333]&lt;=34;&quot;Low&quot;;IF([.E333]&lt;=45;&quot;A Little Low&quot;;IF([.E333]&lt;55;&quot;Average&quot;;IF([.E333]&lt;65;&quot;A Little High&quot;;IF([.E333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0" calcext:value-type="float">
            <text:p>0</text:p>
          </table:table-cell>
          <table:table-cell table:style-name="ce5" table:formula="of:=QUOTIENT(PRODUCT(5;ORG.LIBREOFFICE.RAWSUBTRACT( [.D334];10));2)" office:value-type="float" office:value="-25" calcext:value-type="float">
            <text:p>-25</text:p>
          </table:table-cell>
          <table:table-cell table:style-name="ce64" table:formula="of:=IF([.E334]&lt;=20;&quot;Very Low&quot;;IF([.E334]&lt;=34;&quot;Low&quot;;IF([.E334]&lt;=45;&quot;A Little Low&quot;;IF([.E334]&lt;55;&quot;Average&quot;;IF([.E334]&lt;65;&quot;A Little High&quot;;IF([.E334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0" calcext:value-type="float">
            <text:p>0</text:p>
          </table:table-cell>
          <table:table-cell table:style-name="ce5" table:formula="of:=QUOTIENT(PRODUCT(5;ORG.LIBREOFFICE.RAWSUBTRACT( [.D335];10));2)" office:value-type="float" office:value="-25" calcext:value-type="float">
            <text:p>-25</text:p>
          </table:table-cell>
          <table:table-cell table:style-name="ce64" table:formula="of:=IF([.E335]&lt;=20;&quot;Very Low&quot;;IF([.E335]&lt;=34;&quot;Low&quot;;IF([.E335]&lt;=45;&quot;A Little Low&quot;;IF([.E335]&lt;55;&quot;Average&quot;;IF([.E335]&lt;65;&quot;A Little High&quot;;IF([.E335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0" calcext:value-type="float">
            <text:p>0</text:p>
          </table:table-cell>
          <table:table-cell table:style-name="ce31" table:formula="of:=QUOTIENT(PRODUCT(ORG.LIBREOFFICE.RAWSUBTRACT([.D337];60);5);12)" office:value-type="float" office:value="-25" calcext:value-type="float">
            <text:p>-25</text:p>
          </table:table-cell>
          <table:table-cell table:style-name="ce63" table:formula="of:=IF([.E337]&lt;=20;&quot;Very Low&quot;;IF([.E337]&lt;=34;&quot;Low&quot;;IF([.E337]&lt;=45;&quot;A Little Low&quot;;IF([.E337]&lt;55;&quot;Average&quot;;IF([.E337]&lt;65;&quot;A Little High&quot;;IF([.E337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0" calcext:value-type="float">
            <text:p>0</text:p>
          </table:table-cell>
          <table:table-cell table:style-name="ce5" table:formula="of:=QUOTIENT(PRODUCT(5;ORG.LIBREOFFICE.RAWSUBTRACT( [.D338];10));2)" office:value-type="float" office:value="-25" calcext:value-type="float">
            <text:p>-25</text:p>
          </table:table-cell>
          <table:table-cell table:style-name="ce64" table:formula="of:=IF([.E338]&lt;=20;&quot;Very Low&quot;;IF([.E338]&lt;=34;&quot;Low&quot;;IF([.E338]&lt;=45;&quot;A Little Low&quot;;IF([.E338]&lt;55;&quot;Average&quot;;IF([.E338]&lt;65;&quot;A Little High&quot;;IF([.E338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0" calcext:value-type="float">
            <text:p>0</text:p>
          </table:table-cell>
          <table:table-cell table:style-name="ce5" table:formula="of:=QUOTIENT(PRODUCT(5;ORG.LIBREOFFICE.RAWSUBTRACT( [.D339];10));2)" office:value-type="float" office:value="-25" calcext:value-type="float">
            <text:p>-25</text:p>
          </table:table-cell>
          <table:table-cell table:style-name="ce64" table:formula="of:=IF([.E339]&lt;=20;&quot;Very Low&quot;;IF([.E339]&lt;=34;&quot;Low&quot;;IF([.E339]&lt;=45;&quot;A Little Low&quot;;IF([.E339]&lt;55;&quot;Average&quot;;IF([.E339]&lt;65;&quot;A Little High&quot;;IF([.E339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0" calcext:value-type="float">
            <text:p>0</text:p>
          </table:table-cell>
          <table:table-cell table:style-name="ce5" table:formula="of:=QUOTIENT(PRODUCT(5;ORG.LIBREOFFICE.RAWSUBTRACT( [.D340];10));2)" office:value-type="float" office:value="-25" calcext:value-type="float">
            <text:p>-25</text:p>
          </table:table-cell>
          <table:table-cell table:style-name="ce64" table:formula="of:=IF([.E340]&lt;=20;&quot;Very Low&quot;;IF([.E340]&lt;=34;&quot;Low&quot;;IF([.E340]&lt;=45;&quot;A Little Low&quot;;IF([.E340]&lt;55;&quot;Average&quot;;IF([.E340]&lt;65;&quot;A Little High&quot;;IF([.E340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0" calcext:value-type="float">
            <text:p>0</text:p>
          </table:table-cell>
          <table:table-cell table:style-name="ce5" table:formula="of:=QUOTIENT(PRODUCT(5;ORG.LIBREOFFICE.RAWSUBTRACT( [.D341];10));2)" office:value-type="float" office:value="-25" calcext:value-type="float">
            <text:p>-25</text:p>
          </table:table-cell>
          <table:table-cell table:style-name="ce64" table:formula="of:=IF([.E341]&lt;=20;&quot;Very Low&quot;;IF([.E341]&lt;=34;&quot;Low&quot;;IF([.E341]&lt;=45;&quot;A Little Low&quot;;IF([.E341]&lt;55;&quot;Average&quot;;IF([.E341]&lt;65;&quot;A Little High&quot;;IF([.E341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0" calcext:value-type="float">
            <text:p>0</text:p>
          </table:table-cell>
          <table:table-cell table:style-name="ce5" table:formula="of:=QUOTIENT(PRODUCT(5;ORG.LIBREOFFICE.RAWSUBTRACT( [.D342];10));2)" office:value-type="float" office:value="-25" calcext:value-type="float">
            <text:p>-25</text:p>
          </table:table-cell>
          <table:table-cell table:style-name="ce64" table:formula="of:=IF([.E342]&lt;=20;&quot;Very Low&quot;;IF([.E342]&lt;=34;&quot;Low&quot;;IF([.E342]&lt;=45;&quot;A Little Low&quot;;IF([.E342]&lt;55;&quot;Average&quot;;IF([.E342]&lt;65;&quot;A Little High&quot;;IF([.E342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0" calcext:value-type="float">
            <text:p>0</text:p>
          </table:table-cell>
          <table:table-cell table:style-name="ce5" table:formula="of:=QUOTIENT(PRODUCT(5;ORG.LIBREOFFICE.RAWSUBTRACT( [.D343];10));2)" office:value-type="float" office:value="-25" calcext:value-type="float">
            <text:p>-25</text:p>
          </table:table-cell>
          <table:table-cell table:style-name="ce64" table:formula="of:=IF([.E343]&lt;=20;&quot;Very Low&quot;;IF([.E343]&lt;=34;&quot;Low&quot;;IF([.E343]&lt;=45;&quot;A Little Low&quot;;IF([.E343]&lt;55;&quot;Average&quot;;IF([.E343]&lt;65;&quot;A Little High&quot;;IF([.E343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0" calcext:value-type="float">
            <text:p>0</text:p>
          </table:table-cell>
          <table:table-cell table:style-name="ce31" table:formula="of:=QUOTIENT(PRODUCT(ORG.LIBREOFFICE.RAWSUBTRACT([.D345];60);5);12)" office:value-type="float" office:value="-25" calcext:value-type="float">
            <text:p>-25</text:p>
          </table:table-cell>
          <table:table-cell table:style-name="ce63" table:formula="of:=IF([.E345]&lt;=20;&quot;Very Low&quot;;IF([.E345]&lt;=34;&quot;Low&quot;;IF([.E345]&lt;=45;&quot;A Little Low&quot;;IF([.E345]&lt;55;&quot;Average&quot;;IF([.E345]&lt;65;&quot;A Little High&quot;;IF([.E345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0" calcext:value-type="float">
            <text:p>0</text:p>
          </table:table-cell>
          <table:table-cell table:style-name="ce5" table:formula="of:=QUOTIENT(PRODUCT(5;ORG.LIBREOFFICE.RAWSUBTRACT( [.D346];10));2)" office:value-type="float" office:value="-25" calcext:value-type="float">
            <text:p>-25</text:p>
          </table:table-cell>
          <table:table-cell table:style-name="ce64" table:formula="of:=IF([.E346]&lt;=20;&quot;Very Low&quot;;IF([.E346]&lt;=34;&quot;Low&quot;;IF([.E346]&lt;=45;&quot;A Little Low&quot;;IF([.E346]&lt;55;&quot;Average&quot;;IF([.E346]&lt;65;&quot;A Little High&quot;;IF([.E346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0" calcext:value-type="float">
            <text:p>0</text:p>
          </table:table-cell>
          <table:table-cell table:style-name="ce5" table:formula="of:=QUOTIENT(PRODUCT(5;ORG.LIBREOFFICE.RAWSUBTRACT( [.D347];10));2)" office:value-type="float" office:value="-25" calcext:value-type="float">
            <text:p>-25</text:p>
          </table:table-cell>
          <table:table-cell table:style-name="ce64" table:formula="of:=IF([.E347]&lt;=20;&quot;Very Low&quot;;IF([.E347]&lt;=34;&quot;Low&quot;;IF([.E347]&lt;=45;&quot;A Little Low&quot;;IF([.E347]&lt;55;&quot;Average&quot;;IF([.E347]&lt;65;&quot;A Little High&quot;;IF([.E347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0" calcext:value-type="float">
            <text:p>0</text:p>
          </table:table-cell>
          <table:table-cell table:style-name="ce5" table:formula="of:=QUOTIENT(PRODUCT(5;ORG.LIBREOFFICE.RAWSUBTRACT( [.D348];10));2)" office:value-type="float" office:value="-25" calcext:value-type="float">
            <text:p>-25</text:p>
          </table:table-cell>
          <table:table-cell table:style-name="ce64" table:formula="of:=IF([.E348]&lt;=20;&quot;Very Low&quot;;IF([.E348]&lt;=34;&quot;Low&quot;;IF([.E348]&lt;=45;&quot;A Little Low&quot;;IF([.E348]&lt;55;&quot;Average&quot;;IF([.E348]&lt;65;&quot;A Little High&quot;;IF([.E348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0" calcext:value-type="float">
            <text:p>0</text:p>
          </table:table-cell>
          <table:table-cell table:style-name="ce5" table:formula="of:=QUOTIENT(PRODUCT(5;ORG.LIBREOFFICE.RAWSUBTRACT( [.D349];10));2)" office:value-type="float" office:value="-25" calcext:value-type="float">
            <text:p>-25</text:p>
          </table:table-cell>
          <table:table-cell table:style-name="ce64" table:formula="of:=IF([.E349]&lt;=20;&quot;Very Low&quot;;IF([.E349]&lt;=34;&quot;Low&quot;;IF([.E349]&lt;=45;&quot;A Little Low&quot;;IF([.E349]&lt;55;&quot;Average&quot;;IF([.E349]&lt;65;&quot;A Little High&quot;;IF([.E349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0" calcext:value-type="float">
            <text:p>0</text:p>
          </table:table-cell>
          <table:table-cell table:style-name="ce5" table:formula="of:=QUOTIENT(PRODUCT(5;ORG.LIBREOFFICE.RAWSUBTRACT( [.D350];10));2)" office:value-type="float" office:value="-25" calcext:value-type="float">
            <text:p>-25</text:p>
          </table:table-cell>
          <table:table-cell table:style-name="ce64" table:formula="of:=IF([.E350]&lt;=20;&quot;Very Low&quot;;IF([.E350]&lt;=34;&quot;Low&quot;;IF([.E350]&lt;=45;&quot;A Little Low&quot;;IF([.E350]&lt;55;&quot;Average&quot;;IF([.E350]&lt;65;&quot;A Little High&quot;;IF([.E350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0" calcext:value-type="float">
            <text:p>0</text:p>
          </table:table-cell>
          <table:table-cell table:style-name="ce5" table:formula="of:=QUOTIENT(PRODUCT(5;ORG.LIBREOFFICE.RAWSUBTRACT( [.D351];10));2)" office:value-type="float" office:value="-25" calcext:value-type="float">
            <text:p>-25</text:p>
          </table:table-cell>
          <table:table-cell table:style-name="ce64" table:formula="of:=IF([.E351]&lt;=20;&quot;Very Low&quot;;IF([.E351]&lt;=34;&quot;Low&quot;;IF([.E351]&lt;=45;&quot;A Little Low&quot;;IF([.E351]&lt;55;&quot;Average&quot;;IF([.E351]&lt;65;&quot;A Little High&quot;;IF([.E351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9:41:02.98360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17:41:38.248896199</dc:date>
    <meta:editing-duration>P1DT17H23M59S</meta:editing-duration>
    <meta:editing-cycles>210</meta:editing-cycles>
    <meta:document-statistic meta:table-count="2" meta:cell-count="3477" meta:object-count="0"/>
  </office:meta>
</office:document-meta>
</file>